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color="#ffffa6" fo:font-size="22pt" fo:font-weight="bold" style:font-size-asian="22pt" style:font-weight-asian="bold" style:font-size-complex="2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dilo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Redilot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office:value-type="string" calcext:value-type="string">
            <text:p>COMMENT_KAR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MI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D_U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_VERIFIED_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_IM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EMPLOY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FRI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M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_SUSPEN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KAR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banner_img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name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over_18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public_description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subscribers"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REDDIT["title"]</text:p>
          </table:table-cell>
          <table:table-cell table:number-columns-repeated="3"/>
        </table:table-row>
      </table:table>
      <table:table table:name="Shidpit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Shidpit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K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MENT_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UTC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INGUISH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ORIGINAL_CONTENT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SELF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FLAIR_TEMPLATE_ID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_FLAIR_TEX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COMMENTS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_18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LI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L_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TEX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ILER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CKI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REDDI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OTE_RATIO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1:01:01.600196072</meta:creation-date>
    <dc:date>2021-10-10T11:13:56.467097670</dc:date>
    <meta:editing-duration>PT12M55S</meta:editing-duration>
    <meta:editing-cycles>2</meta:editing-cycles>
    <meta:generator>LibreOffice/6.4.7.2$Linux_X86_64 LibreOffice_project/40$Build-2</meta:generator>
    <meta:document-statistic meta:table-count="2" meta:cell-count="72" meta:object-count="0"/>
  </office:meta>
</office:document-meta>
</file>